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42ab" officeooo:paragraph-rsid="000042ab"/>
    </style:style>
    <style:style style:name="P2" style:family="paragraph" style:parent-style-name="Preformatted_20_Text">
      <style:text-properties officeooo:rsid="0001ed09" officeooo:paragraph-rsid="0001ed09"/>
    </style:style>
    <style:style style:name="P3" style:family="paragraph" style:parent-style-name="Preformatted_20_Text">
      <style:text-properties officeooo:rsid="00042653" officeooo:paragraph-rsid="00042653"/>
    </style:style>
    <style:style style:name="P4" style:family="paragraph" style:parent-style-name="Preformatted_20_Text">
      <style:text-properties officeooo:rsid="00054976" officeooo:paragraph-rsid="00054976"/>
    </style:style>
    <style:style style:name="P5" style:family="paragraph" style:parent-style-name="Preformatted_20_Text">
      <style:text-properties officeooo:rsid="000611d3" officeooo:paragraph-rsid="000611d3"/>
    </style:style>
    <style:style style:name="P6" style:family="paragraph" style:parent-style-name="Preformatted_20_Text">
      <style:text-properties officeooo:rsid="0008dd42" officeooo:paragraph-rsid="0008dd42"/>
    </style:style>
    <style:style style:name="P7" style:family="paragraph" style:parent-style-name="Preformatted_20_Text">
      <style:text-properties officeooo:rsid="000955af" officeooo:paragraph-rsid="000955af"/>
    </style:style>
    <style:style style:name="P8" style:family="paragraph" style:parent-style-name="Preformatted_20_Text">
      <style:text-properties officeooo:rsid="000a35eb" officeooo:paragraph-rsid="000a35eb"/>
    </style:style>
    <style:style style:name="P9" style:family="paragraph" style:parent-style-name="Preformatted_20_Text">
      <style:text-properties officeooo:rsid="000c4d96" officeooo:paragraph-rsid="000c4d96"/>
    </style:style>
    <style:style style:name="P10" style:family="paragraph" style:parent-style-name="Preformatted_20_Text">
      <style:text-properties officeooo:rsid="000ddb84" officeooo:paragraph-rsid="000ddb84"/>
    </style:style>
    <style:style style:name="P11" style:family="paragraph" style:parent-style-name="Preformatted_20_Text">
      <style:text-properties officeooo:rsid="000ddb84" officeooo:paragraph-rsid="001616de"/>
    </style:style>
    <style:style style:name="P12" style:family="paragraph" style:parent-style-name="Preformatted_20_Text">
      <style:text-properties officeooo:rsid="0014b80b" officeooo:paragraph-rsid="0014b80b"/>
    </style:style>
    <style:style style:name="P13" style:family="paragraph" style:parent-style-name="Preformatted_20_Text">
      <style:text-properties officeooo:rsid="001803f2" officeooo:paragraph-rsid="001803f2"/>
    </style:style>
    <style:style style:name="P14" style:family="paragraph" style:parent-style-name="Preformatted_20_Text">
      <style:text-properties officeooo:rsid="001abb27" officeooo:paragraph-rsid="001abb27"/>
    </style:style>
    <style:style style:name="P15" style:family="paragraph" style:parent-style-name="Preformatted_20_Text">
      <style:text-properties officeooo:rsid="001bc809" officeooo:paragraph-rsid="001bc809"/>
    </style:style>
    <style:style style:name="P16" style:family="paragraph" style:parent-style-name="Preformatted_20_Text">
      <style:text-properties officeooo:rsid="001bc809" officeooo:paragraph-rsid="001cf9d6"/>
    </style:style>
    <style:style style:name="P17" style:family="paragraph" style:parent-style-name="Preformatted_20_Text">
      <style:text-properties officeooo:rsid="002037fd" officeooo:paragraph-rsid="002037fd"/>
    </style:style>
    <style:style style:name="P18" style:family="paragraph" style:parent-style-name="Preformatted_20_Text">
      <style:text-properties officeooo:rsid="00231224" officeooo:paragraph-rsid="00231224"/>
    </style:style>
    <style:style style:name="P19" style:family="paragraph" style:parent-style-name="Preformatted_20_Text">
      <style:text-properties officeooo:rsid="0024b1e1" officeooo:paragraph-rsid="0024b1e1"/>
    </style:style>
    <style:style style:name="P20" style:family="paragraph" style:parent-style-name="Preformatted_20_Text">
      <style:text-properties officeooo:rsid="0029836a" officeooo:paragraph-rsid="0029836a"/>
    </style:style>
    <style:style style:name="P21" style:family="paragraph" style:parent-style-name="Preformatted_20_Text">
      <style:text-properties officeooo:rsid="002b7d68" officeooo:paragraph-rsid="002b7d68"/>
    </style:style>
    <style:style style:name="T1" style:family="text">
      <style:text-properties officeooo:rsid="00005f68"/>
    </style:style>
    <style:style style:name="T2" style:family="text">
      <style:text-properties officeooo:rsid="000372b8"/>
    </style:style>
    <style:style style:name="T3" style:family="text">
      <style:text-properties officeooo:rsid="00096a0f"/>
    </style:style>
    <style:style style:name="T4" style:family="text">
      <style:text-properties officeooo:rsid="000fc9b4"/>
    </style:style>
    <style:style style:name="T5" style:family="text">
      <style:text-properties officeooo:rsid="0014b80b"/>
    </style:style>
    <style:style style:name="T6" style:family="text">
      <style:text-properties officeooo:rsid="00188f81"/>
    </style:style>
    <style:style style:name="T7" style:family="text">
      <style:text-properties officeooo:rsid="001ba8c7"/>
    </style:style>
    <style:style style:name="T8" style:family="text">
      <style:text-properties officeooo:rsid="001cf9d6"/>
    </style:style>
    <style:style style:name="T9" style:family="text">
      <style:text-properties officeooo:rsid="001dac20"/>
    </style:style>
    <style:style style:name="T10" style:family="text">
      <style:text-properties officeooo:rsid="002151a8"/>
    </style:style>
    <style:style style:name="T11" style:family="text">
      <style:text-properties officeooo:rsid="0021819a"/>
    </style:style>
    <style:style style:name="T12" style:family="text">
      <style:text-properties officeooo:rsid="00260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CS293 Project 11 Design Document - Shaun Howard (smh150)</text:p>
      <text:p text:style-name="P1"/>
      <text:p text:style-name="P1">Given the assignment document, I have developed the following design for the</text:p>
      <text:p text:style-name="P1">filter system.</text:p>
      <text:p text:style-name="P1"/>
      <text:p text:style-name="P2">A Filter is a generic interface with two type parameters, A and B.</text:p>
      <text:p text:style-name="P2">A must extend a comparable class in order to be compared during filtering.</text:p>
      <text:p text:style-name="P7">The input is typed must be of type A and the output will be of type B.</text:p>
      <text:p text:style-name="P2">The filter can be reset with a given value of type A.</text:p>
      <text:p text:style-name="P2">The following are the method signatures of the Filter interface: </text:p>
      <text:p text:style-name="P2"></text:p>
      <text:p text:style-name="P2"><text:s text:c="4"/>/**</text:p>
      <text:p text:style-name="P2"><text:s text:c="5"/>* Filters the input value of type A based on the filter type.</text:p>
      <text:p text:style-name="P2"><text:s text:c="5"/>*</text:p>
      <text:p text:style-name="P2"><text:s text:c="5"/>* @param value - the value to filter</text:p>
      <text:p text:style-name="P2"><text:s text:c="5"/>* @return the filtered value of type B</text:p>
      <text:p text:style-name="P2"><text:s text:c="5"/>*/</text:p>
      <text:p text:style-name="P2"><text:s text:c="4"/>public B filter(A value);</text:p>
      <text:p text:style-name="P2"></text:p>
      <text:p text:style-name="P2"><text:s text:c="4"/>/**</text:p>
      <text:p text:style-name="P2"><text:s text:c="5"/>* Resets the filter with the input value.</text:p>
      <text:p text:style-name="P2"><text:s text:c="5"/>*</text:p>
      <text:p text:style-name="P2"><text:s text:c="5"/>* @param value - the value to reset the filter with</text:p>
      <text:p text:style-name="P2"><text:s text:c="5"/>*/</text:p>
      <text:p text:style-name="P2"><text:s text:c="4"/>public void reset(A value);</text:p>
      <text:p text:style-name="P2"/>
      <text:p text:style-name="P3">An IdentityFilter is a generic class with one type parameter that returns the value input without modification. The output value has the same type as the input type.</text:p>
      <text:p text:style-name="P4">The following is pseudo-code for the IdentityFilter class.</text:p>
      <text:p text:style-name="P3"></text:p>
      <text:p text:style-name="P3"><text:s text:c="4"/>/**</text:p>
      <text:p text:style-name="P3"><text:s text:c="5"/>* Filters by returning the identity of the input.</text:p>
      <text:p text:style-name="P3"><text:s text:c="5"/>*</text:p>
      <text:p text:style-name="P3"><text:s text:c="5"/>* @param value - the value to filter</text:p>
      <text:p text:style-name="P3"><text:s text:c="5"/>* @return the identity of the value</text:p>
      <text:p text:style-name="P3"><text:s text:c="5"/>*/</text:p>
      <text:p text:style-name="P3"><text:s text:c="4"/>public A filter(A value){</text:p>
      <text:p text:style-name="P3"><text:s text:c="8"/>check that value is not null</text:p>
      <text:p text:style-name="P3"><text:s text:c="8"/>return value</text:p>
      <text:p text:style-name="P3"><text:s text:c="4"/>}</text:p>
      <text:p text:style-name="P1"/>
      <text:p text:style-name="P1">A ScalarFilter is an interface <text:span text:style-name="T2">that only handles double-precision floating point numbers, so it is not generic</text:span>.</text:p>
      <text:p text:style-name="P1"></text:p>
      <text:p text:style-name="P1">A <text:span text:style-name="T1">S</text:span>calar<text:span text:style-name="T1">F</text:span>ilter is a filter that maintains a previously calculated double value</text:p>
      <text:p text:style-name="P1">and appends an input double value to that value in order to calculate the output</text:p>
      <text:p text:style-name="P1">desired for the implementing filter. The filter can be reset with a given value</text:p>
      <text:p text:style-name="P1">of type double.</text:p>
      <text:p text:style-name="P5">The following are the method signatures of the ScalarFilter interface:</text:p>
      <text:p text:style-name="P1"></text:p>
      <text:p text:style-name="P1"><text:s text:c="4"/>/**</text:p>
      <text:p text:style-name="P1"><text:s text:c="5"/>* Filters the input value based on the previous input.</text:p>
      <text:p text:style-name="P1"><text:s text:c="5"/>* Returns the filtered value.</text:p>
      <text:p text:style-name="P1"><text:s text:c="5"/>*</text:p>
      <text:p text:style-name="P1"><text:s text:c="5"/>* @param value - the value to filter</text:p>
      <text:p text:style-name="P1"><text:s text:c="5"/>* @return the filtered value</text:p>
      <text:p text:style-name="P1"><text:s text:c="5"/>*/</text:p>
      <text:p text:style-name="P1"><text:s text:c="4"/>public double filter(double value);</text:p>
      <text:p text:style-name="P1"></text:p>
      <text:p text:style-name="P1"><text:soft-page-break/><text:s text:c="4"/>/**</text:p>
      <text:p text:style-name="P1"><text:s text:c="5"/>* Resets the filter with the input value.</text:p>
      <text:p text:style-name="P1"><text:s text:c="5"/>*</text:p>
      <text:p text:style-name="P1"><text:s text:c="5"/>* @param value - the value to reset the filter with</text:p>
      <text:p text:style-name="P1"><text:s text:c="5"/>*/</text:p>
      <text:p text:style-name="P1"><text:s text:c="4"/>public void reset(double value);</text:p>
      <text:p text:style-name="P1"/>
      <text:p text:style-name="P6">A MaxFilter is a generic Filter that filters the input data for the maximum value</text:p>
      <text:p text:style-name="P6">since initialization or the last reset. A comparator is used for comparing values</text:p>
      <text:p text:style-name="P6">in the MaxFilter. <text:span text:style-name="T3">The following is pseudo-code for the MaxFilter class:</text:span></text:p>
      <text:p text:style-name="P6"></text:p>
      <text:p text:style-name="P6"><text:s text:c="4"/>// The maximum value found thus far.</text:p>
      <text:p text:style-name="P6"><text:s text:c="4"/>A max;</text:p>
      <text:p text:style-name="P6"></text:p>
      <text:p text:style-name="P6"><text:s text:c="4"/>/**</text:p>
      <text:p text:style-name="P6"><text:s text:c="5"/>* Filters the maximum input value since the filter was initialized or</text:p>
      <text:p text:style-name="P6"><text:s text:c="5"/>* was last reset.</text:p>
      <text:p text:style-name="P6"><text:s text:c="5"/>*</text:p>
      <text:p text:style-name="P6"><text:s text:c="5"/>* @param value - the value to filter</text:p>
      <text:p text:style-name="P6"><text:s text:c="5"/>* @return the maximum seen by the filter thus far as type B</text:p>
      <text:p text:style-name="P6"><text:s text:c="5"/>*/</text:p>
      <text:p text:style-name="P6"><text:s text:c="4"/>public B filter(A value) {</text:p>
      <text:p text:style-name="P6"><text:s text:c="8"/>check that value is not null</text:p>
      <text:p text:style-name="P6"></text:p>
      <text:p text:style-name="P6"><text:s text:c="8"/>if value is greater than max</text:p>
      <text:p text:style-name="P6"><text:s text:c="12"/>max &lt;- value</text:p>
      <text:p text:style-name="P6"></text:p>
      <text:p text:style-name="P6"><text:s text:c="8"/>return max as type B</text:p>
      <text:p text:style-name="P6"><text:s text:c="4"/>}</text:p>
      <text:p text:style-name="P6"></text:p>
      <text:p text:style-name="P6"><text:s text:c="4"/>/**</text:p>
      <text:p text:style-name="P6"><text:s text:c="5"/>* Resets the filter with the specified value.</text:p>
      <text:p text:style-name="P6"><text:s text:c="5"/>*</text:p>
      <text:p text:style-name="P6"><text:s text:c="5"/>* @param value - the value to reset the filter with</text:p>
      <text:p text:style-name="P6"><text:s text:c="5"/>*/</text:p>
      <text:p text:style-name="P6"><text:s text:c="4"/>public void reset(A value){</text:p>
      <text:p text:style-name="P6"><text:s text:c="8"/>max &lt;- value</text:p>
      <text:p text:style-name="P6"><text:s text:c="4"/>}</text:p>
      <text:p text:style-name="P1"/>
      <text:p text:style-name="P8">A MinFilter is a generic Filter that filters the input data for the minimum value</text:p>
      <text:p text:style-name="P8">since initialization or the last reset. A comparator is used for comparing values</text:p>
      <text:p text:style-name="P8">in the MinFilter. The following is pseudo-code for the MinFilter class:</text:p>
      <text:p text:style-name="P8"></text:p>
      <text:p text:style-name="P8"><text:s text:c="4"/>// The minimum value found thus far.</text:p>
      <text:p text:style-name="P8"><text:s text:c="4"/>A min;</text:p>
      <text:p text:style-name="P8"></text:p>
      <text:p text:style-name="P8"><text:s text:c="4"/>/**</text:p>
      <text:p text:style-name="P8"><text:s text:c="5"/>* Filters the minimum input value since the filter was initialized or</text:p>
      <text:p text:style-name="P8"><text:s text:c="5"/>* was last reset.</text:p>
      <text:p text:style-name="P8"><text:s text:c="5"/>*</text:p>
      <text:p text:style-name="P8"><text:s text:c="5"/>* @param value - the value to filter</text:p>
      <text:p text:style-name="P8"><text:s text:c="5"/>* @return the minimum seen by the filter thus far as type B</text:p>
      <text:p text:style-name="P8"><text:s text:c="5"/>*/</text:p>
      <text:p text:style-name="P8"><text:s text:c="4"/>public B filter(A value) {</text:p>
      <text:p text:style-name="P8"><text:s text:c="8"/>check that value is not null</text:p>
      <text:p text:style-name="P8"></text:p>
      <text:p text:style-name="P8"><text:s text:c="8"/>if value is less than min</text:p>
      <text:p text:style-name="P8"><text:s text:c="12"/>min &lt;- value</text:p>
      <text:p text:style-name="P8"></text:p>
      <text:p text:style-name="P8"><text:soft-page-break/><text:s text:c="8"/>return min as type B</text:p>
      <text:p text:style-name="P8"><text:s text:c="4"/>}</text:p>
      <text:p text:style-name="P8"></text:p>
      <text:p text:style-name="P8"><text:s text:c="4"/>/**</text:p>
      <text:p text:style-name="P8"><text:s text:c="5"/>* Resets the filter with the specified value.</text:p>
      <text:p text:style-name="P8"><text:s text:c="5"/>*</text:p>
      <text:p text:style-name="P8"><text:s text:c="5"/>* @param value - the value to reset the filter with</text:p>
      <text:p text:style-name="P8"><text:s text:c="5"/>*/</text:p>
      <text:p text:style-name="P8"><text:s text:c="4"/>public void reset(A value){</text:p>
      <text:p text:style-name="P8"><text:s text:c="8"/>min &lt;- value</text:p>
      <text:p text:style-name="P8"><text:s text:c="4"/>}</text:p>
      <text:p text:style-name="P8"/>
      <text:p text:style-name="P9">A FilterN is a generic abstract class with one type parameter, A, that must</text:p>
      <text:p text:style-name="P9">extend a comparable class for comparison during filtering. This filter only considers the last N values input to the filter. The filter can be reset with a given value of type A.</text:p>
      <text:p text:style-name="P9"></text:p>
      <text:p text:style-name="P9"><text:s text:c="4"/>// The count to reset the filter at.</text:p>
      <text:p text:style-name="P9"><text:s text:c="4"/>int n</text:p>
      <text:p text:style-name="P9"></text:p>
      <text:p text:style-name="P9"><text:s text:c="4"/>// An array of stored input values.</text:p>
      <text:p text:style-name="P9"><text:s text:c="4"/>List&lt;A&gt; values</text:p>
      <text:p text:style-name="P9"></text:p>
      <text:p text:style-name="P9"><text:s text:c="4"/>/**</text:p>
      <text:p text:style-name="P9"><text:s text:c="5"/>* Constructs a new Filter N that tracks n</text:p>
      <text:p text:style-name="P9"><text:s text:c="5"/>* previous inputs for filtering.</text:p>
      <text:p text:style-name="P9"><text:s text:c="5"/>*</text:p>
      <text:p text:style-name="P9"><text:s text:c="5"/>* @param n - the number of previous inputs tracked</text:p>
      <text:p text:style-name="P9"><text:s text:c="5"/>*/</text:p>
      <text:p text:style-name="P9"><text:s text:c="4"/>public FilterN(int n){</text:p>
      <text:p text:style-name="P9"><text:s text:c="8"/>check that n is not null</text:p>
      <text:p text:style-name="P9"><text:s text:c="8"/>this.n &lt;- n</text:p>
      <text:p text:style-name="P9"><text:s text:c="8"/>values &lt;- a new array list</text:p>
      <text:p text:style-name="P9"><text:s text:c="4"/>}</text:p>
      <text:p text:style-name="P9"></text:p>
      <text:p text:style-name="P9"><text:s text:c="4"/>/**</text:p>
      <text:p text:style-name="P9"><text:s text:c="5"/>* Removes the front node of the list if</text:p>
      <text:p text:style-name="P9"><text:s text:c="5"/>* the size of the list is greater than or equal to</text:p>
      <text:p text:style-name="P9"><text:s text:c="5"/>* n.</text:p>
      <text:p text:style-name="P9"><text:s text:c="5"/>*/</text:p>
      <text:p text:style-name="P9"><text:s text:c="4"/>void maintainN(){</text:p>
      <text:p text:style-name="P9"><text:s text:c="8"/>if size of values list &gt;= n</text:p>
      <text:p text:style-name="P9"><text:s text:c="12"/>remove the front value from list</text:p>
      <text:p text:style-name="P9"></text:p>
      <text:p text:style-name="P9"><text:s text:c="4"/>}</text:p>
      <text:p text:style-name="P9"></text:p>
      <text:p text:style-name="P9"><text:s text:c="4"/>/**</text:p>
      <text:p text:style-name="P9"><text:s text:c="5"/>* Resets the filter with the given value.</text:p>
      <text:p text:style-name="P9"><text:s text:c="5"/>*</text:p>
      <text:p text:style-name="P9"><text:s text:c="5"/>* @param value - the value to reset the filter with</text:p>
      <text:p text:style-name="P9"><text:s text:c="5"/>*/</text:p>
      <text:p text:style-name="P9"><text:s text:c="4"/>public void reset(A value){</text:p>
      <text:p text:style-name="P9"><text:s text:c="8"/>check that value is not null</text:p>
      <text:p text:style-name="P9"><text:s text:c="8"/>clear the value list</text:p>
      <text:p text:style-name="P9"><text:s text:c="8"/>add value to the value list</text:p>
      <text:p text:style-name="P9"><text:s text:c="4"/>}</text:p>
      <text:p text:style-name="P9"></text:p>
      <text:p text:style-name="P9"><text:s text:c="4"/>/**</text:p>
      <text:p text:style-name="P9"><text:s text:c="5"/>* Gets the list of values collected by this filter.</text:p>
      <text:p text:style-name="P9"><text:soft-page-break/><text:s text:c="5"/>*</text:p>
      <text:p text:style-name="P9"><text:s text:c="5"/>* @return the list of values collected by this filter</text:p>
      <text:p text:style-name="P9"><text:s text:c="5"/>*/</text:p>
      <text:p text:style-name="P9"><text:s text:c="4"/>public List&lt;A&gt; getValues() {</text:p>
      <text:p text:style-name="P9"><text:s text:c="8"/>return values</text:p>
      <text:p text:style-name="P9"><text:s text:c="4"/>}</text:p>
      <text:p text:style-name="P9"/>
      <text:p text:style-name="P10">MaxFilterN is a generic FilterN <text:span text:style-name="T5">of type A </text:span>and Filter <text:span text:style-name="T5">of type A and B </text:span>that returns the maximum of the last N values seen or the maximum value seen since the last</text:p>
      <text:p text:style-name="P10">reset if less than N values were encountered.</text:p>
      <text:p text:style-name="P10"><text:span text:style-name="T4">The following is pseudo-code for the MaxFilterN class:</text:span></text:p>
      <text:p text:style-name="P10"/>
      <text:p text:style-name="P10"><text:s text:c="4"/>/**</text:p>
      <text:p text:style-name="P10"><text:s text:c="5"/>* Constructs a Max Filter that resets after N</text:p>
      <text:p text:style-name="P10"><text:s text:c="5"/>* values are filtered.</text:p>
      <text:p text:style-name="P10"><text:s text:c="5"/>*</text:p>
      <text:p text:style-name="P10"><text:s text:c="5"/>* @param n - the number of calls to reset</text:p>
      <text:p text:style-name="P10"><text:s text:c="5"/>* <text:s text:c="9"/>the filter at</text:p>
      <text:p text:style-name="P10"><text:s text:c="5"/>*/</text:p>
      <text:p text:style-name="P10"><text:s text:c="4"/>public MaxFilterN(int n){</text:p>
      <text:p text:style-name="P10"><text:s text:c="8"/>call parent's constructor with n</text:p>
      <text:p text:style-name="P10"><text:s text:c="4"/>}</text:p>
      <text:p text:style-name="P10"></text:p>
      <text:p text:style-name="P10"><text:s text:c="4"/>/**</text:p>
      <text:p text:style-name="P10"><text:s text:c="5"/>* Filters the input value by returning the maximum</text:p>
      <text:p text:style-name="P10"><text:s text:c="5"/>* value input of the last N inputs or since the</text:p>
      <text:p text:style-name="P10"><text:s text:c="5"/>* last reset.</text:p>
      <text:p text:style-name="P10"><text:s text:c="5"/>*</text:p>
      <text:p text:style-name="P10"><text:s text:c="5"/>* @param value - the value to filter</text:p>
      <text:p text:style-name="P10"><text:s text:c="5"/>* @return the maximum value yet seen by the filter</text:p>
      <text:p text:style-name="P10"><text:s text:c="5"/>*/</text:p>
      <text:p text:style-name="P10"><text:s text:c="4"/>public B filter(A value){</text:p>
      <text:p text:style-name="P10"><text:s text:c="8"/>check that value is not null</text:p>
      <text:p text:style-name="P10"><text:s text:c="8"/>call procedure maintainN</text:p>
      <text:p text:style-name="P10"><text:s text:c="8"/>add value to list of values</text:p>
      <text:p text:style-name="P10"><text:s text:c="8"/>return max of values</text:p>
      <text:p text:style-name="P10"><text:s text:c="4"/>}</text:p>
      <text:p text:style-name="P10"></text:p>
      <text:p text:style-name="P10"><text:s text:c="4"/>/**</text:p>
      <text:p text:style-name="P10"><text:s text:c="5"/>* Returns the maximum element in the list of values.</text:p>
      <text:p text:style-name="P10"><text:s text:c="5"/>*</text:p>
      <text:p text:style-name="P10"><text:s text:c="5"/>* @return the max element in the list of values</text:p>
      <text:p text:style-name="P10"><text:s text:c="5"/>*/</text:p>
      <text:p text:style-name="P10"><text:s text:c="4"/>private B max(){</text:p>
      <text:p text:style-name="P10"><text:s text:c="8"/>A max &lt;- null</text:p>
      <text:p text:style-name="P10"><text:s text:c="8"/>boolean first &lt;- true</text:p>
      <text:p text:style-name="P10"><text:s text:c="8"/>for each value in list of values</text:p>
      <text:p text:style-name="P10"><text:s text:c="12"/>if first = true</text:p>
      <text:p text:style-name="P10"><text:s text:c="16"/>first &lt;- false</text:p>
      <text:p text:style-name="P10"><text:s text:c="16"/>max &lt;- value</text:p>
      <text:p text:style-name="P10"></text:p>
      <text:p text:style-name="P10"><text:s text:c="12"/>if value is greater than max</text:p>
      <text:p text:style-name="P10"><text:s text:c="16"/>max &lt;- value</text:p>
      <text:p text:style-name="P10"></text:p>
      <text:p text:style-name="P10"><text:s text:c="8"/>return max as type B</text:p>
      <text:p text:style-name="P10"><text:s text:c="4"/>}</text:p>
      <text:p text:style-name="P10"/>
      <text:p text:style-name="P12">MinFilterN is a generic FilterN of type A and Filter of type A and B</text:p>
      <text:p text:style-name="P12">that returns the minimum of the last N values seen or the minimum value seen since <text:soft-page-break/>the last reset if less than N values were encountered.</text:p>
      <text:p text:style-name="P11"><text:span text:style-name="T4">The following is pseudo-code for the MinFilterN class:</text:span></text:p>
      <text:p text:style-name="P12"></text:p>
      <text:p text:style-name="P12"><text:s text:c="4"/>/**</text:p>
      <text:p text:style-name="P12"><text:s text:c="5"/>* Constructs a Min Filter that resets after N</text:p>
      <text:p text:style-name="P12"><text:s text:c="5"/>* values are filtered.</text:p>
      <text:p text:style-name="P12"><text:s text:c="5"/>*</text:p>
      <text:p text:style-name="P12"><text:s text:c="5"/>* @param n - the number of calls to reset</text:p>
      <text:p text:style-name="P12"><text:s text:c="5"/>* <text:s text:c="9"/>the filter at</text:p>
      <text:p text:style-name="P12"><text:s text:c="5"/>*/</text:p>
      <text:p text:style-name="P12"><text:s text:c="4"/>public MinFilterN(int n){</text:p>
      <text:p text:style-name="P12"><text:s text:c="8"/>call parent's constructor with n</text:p>
      <text:p text:style-name="P12"><text:s text:c="4"/>}</text:p>
      <text:p text:style-name="P12"></text:p>
      <text:p text:style-name="P12"><text:s text:c="4"/>/**</text:p>
      <text:p text:style-name="P12"><text:s text:c="5"/>* Filters the input value by returning the minimum</text:p>
      <text:p text:style-name="P12"><text:s text:c="5"/>* value input of the last N inputs or since the</text:p>
      <text:p text:style-name="P12"><text:s text:c="5"/>* last reset.</text:p>
      <text:p text:style-name="P12"><text:s text:c="5"/>* @param value - the value to filter</text:p>
      <text:p text:style-name="P12"><text:s text:c="5"/>* @return the minimum value yet seen by the filter</text:p>
      <text:p text:style-name="P12"><text:s text:c="5"/>*/</text:p>
      <text:p text:style-name="P12"><text:s text:c="4"/>public B filter(A value){</text:p>
      <text:p text:style-name="P12"><text:s text:c="8"/>check that value is not null</text:p>
      <text:p text:style-name="P12"><text:s text:c="8"/>call procedure maintainN</text:p>
      <text:p text:style-name="P12"><text:s text:c="8"/>add value to list of values</text:p>
      <text:p text:style-name="P12"><text:s text:c="8"/>return min of values</text:p>
      <text:p text:style-name="P12"><text:s text:c="4"/>}</text:p>
      <text:p text:style-name="P12"></text:p>
      <text:p text:style-name="P12"><text:s text:c="4"/>/**</text:p>
      <text:p text:style-name="P12"><text:s text:c="5"/>* Returns the minimum element in the list of values.</text:p>
      <text:p text:style-name="P12"><text:s text:c="5"/>*</text:p>
      <text:p text:style-name="P12"><text:s text:c="5"/>* @return the min element in the list of values</text:p>
      <text:p text:style-name="P12"><text:s text:c="5"/>*/</text:p>
      <text:p text:style-name="P12"><text:s text:c="4"/>private B min(){</text:p>
      <text:p text:style-name="P12"><text:s text:c="8"/>A min &lt;- null</text:p>
      <text:p text:style-name="P12"><text:s text:c="8"/>boolean first &lt;- true</text:p>
      <text:p text:style-name="P12"><text:s text:c="8"/>for each value in list of values</text:p>
      <text:p text:style-name="P12"><text:s text:c="12"/>if first = true</text:p>
      <text:p text:style-name="P12"><text:s text:c="16"/>first &lt;- false</text:p>
      <text:p text:style-name="P12"><text:s text:c="16"/>min &lt;- value</text:p>
      <text:p text:style-name="P12"></text:p>
      <text:p text:style-name="P12"><text:s text:c="12"/>if value is less than min</text:p>
      <text:p text:style-name="P12"><text:s text:c="16"/>min &lt;- value</text:p>
      <text:p text:style-name="P12"></text:p>
      <text:p text:style-name="P12"><text:s text:c="8"/>return min as type B</text:p>
      <text:p text:style-name="P12"><text:s text:c="4"/>}</text:p>
      <text:p text:style-name="P1"/>
      <text:p text:style-name="P13">An AveragingFilter is a ScalarFilter that returns the average of the input data since the filter was initialized or last reset.</text:p>
      <text:p text:style-name="P13"><text:span text:style-name="T6">The following</text:span> is pseudo-code for the AveragingFilter class:</text:p>
      <text:p text:style-name="P13"></text:p>
      <text:p text:style-name="P13"><text:s text:c="4"/>// The sum of the previously entered values.</text:p>
      <text:p text:style-name="P13"><text:s text:c="4"/>double sum;</text:p>
      <text:p text:style-name="P13"></text:p>
      <text:p text:style-name="P13"><text:s text:c="4"/>// The count of entered values.</text:p>
      <text:p text:style-name="P13"><text:s text:c="4"/>int count;</text:p>
      <text:p text:style-name="P13"></text:p>
      <text:p text:style-name="P13"><text:s text:c="4"/>/**</text:p>
      <text:p text:style-name="P13"><text:s text:c="5"/>* Constructs an Averaging Filter.</text:p>
      <text:p text:style-name="P13"><text:soft-page-break/><text:s text:c="5"/>*/</text:p>
      <text:p text:style-name="P13"><text:s text:c="4"/>public AveragingFilter(){</text:p>
      <text:p text:style-name="P13"><text:s text:c="8"/>sum &lt;- 0</text:p>
      <text:p text:style-name="P13"><text:s text:c="8"/>count &lt;- 0</text:p>
      <text:p text:style-name="P13"><text:s text:c="4"/>}</text:p>
      <text:p text:style-name="P13"></text:p>
      <text:p text:style-name="P13"><text:s text:c="4"/>/**</text:p>
      <text:p text:style-name="P13"><text:s text:c="5"/>* Calculates the average of the data entered thus far</text:p>
      <text:p text:style-name="P13"><text:s text:c="5"/>* @param value - the value to filter</text:p>
      <text:p text:style-name="P13"><text:s text:c="5"/>* @return</text:p>
      <text:p text:style-name="P13"><text:s text:c="5"/>*/</text:p>
      <text:p text:style-name="P13"><text:s text:c="4"/>public double filter(double value){</text:p>
      <text:p text:style-name="P13"><text:s text:c="8"/>check that value is not null</text:p>
      <text:p text:style-name="P13"><text:s text:c="8"/>sum &lt;- sum + value</text:p>
      <text:p text:style-name="P13"><text:s text:c="8"/>count &lt;- count + 1</text:p>
      <text:p text:style-name="P13"><text:s text:c="8"/>return sum / count</text:p>
      <text:p text:style-name="P13"><text:s text:c="4"/>}</text:p>
      <text:p text:style-name="P13"></text:p>
      <text:p text:style-name="P13"><text:s text:c="4"/>/**</text:p>
      <text:p text:style-name="P13"><text:s text:c="5"/>* Resets the filter with the given value.</text:p>
      <text:p text:style-name="P13"><text:s text:c="5"/>*</text:p>
      <text:p text:style-name="P13"><text:s text:c="5"/>* @param value - the value to reset the filter with</text:p>
      <text:p text:style-name="P13"><text:s text:c="5"/>*/</text:p>
      <text:p text:style-name="P13"><text:s text:c="4"/>public void reset(double value){</text:p>
      <text:p text:style-name="P13"><text:s text:c="8"/>check that value is not null</text:p>
      <text:p text:style-name="P13"><text:s text:c="8"/>sum &lt;- value</text:p>
      <text:p text:style-name="P13"><text:s text:c="8"/>count &lt;- 0</text:p>
      <text:p text:style-name="P13"><text:s text:c="4"/>}</text:p>
      <text:p text:style-name="P1"/>
      <text:p text:style-name="P14">An AveragingFilterN is a ScalarFilter and a FilterN of type Double.</text:p>
      <text:p text:style-name="P14">This filter returns the average of the input data since the last N values</text:p>
      <text:p text:style-name="P14">or the last reset.</text:p>
      <text:p text:style-name="P14"><text:span text:style-name="T7">The following is pseudo-code for the AveragingFilterN class:</text:span></text:p>
      <text:p text:style-name="P14"/>
      <text:p text:style-name="P14"><text:s text:c="4"/>/**</text:p>
      <text:p text:style-name="P14"><text:s text:c="5"/>* Constructs an Averaging Filter that resets after N</text:p>
      <text:p text:style-name="P14"><text:s text:c="5"/>* values are filtered.</text:p>
      <text:p text:style-name="P14"><text:s text:c="5"/>*</text:p>
      <text:p text:style-name="P14"><text:s text:c="5"/>* @param n - the number of calls to reset</text:p>
      <text:p text:style-name="P14"><text:s text:c="5"/>* <text:s text:c="9"/>the filter at</text:p>
      <text:p text:style-name="P14"><text:s text:c="5"/>*/</text:p>
      <text:p text:style-name="P14"><text:s text:c="4"/>public AveragingFilterN(int n){</text:p>
      <text:p text:style-name="P14"><text:s text:c="8"/>call parent's constructor with n</text:p>
      <text:p text:style-name="P14"><text:s text:c="4"/>}</text:p>
      <text:p text:style-name="P14"></text:p>
      <text:p text:style-name="P14"><text:s text:c="4"/>/**</text:p>
      <text:p text:style-name="P14"><text:s text:c="5"/>* Calculates the average of the data entered thus far</text:p>
      <text:p text:style-name="P14"><text:s text:c="5"/>* @param value - the value to filter</text:p>
      <text:p text:style-name="P14"><text:s text:c="5"/>* @return</text:p>
      <text:p text:style-name="P14"><text:s text:c="5"/>*/</text:p>
      <text:p text:style-name="P14"><text:s text:c="4"/>public double filter(double value){</text:p>
      <text:p text:style-name="P14"><text:s text:c="8"/>check that value is not null</text:p>
      <text:p text:style-name="P14"><text:s text:c="8"/>call procedure maintainN</text:p>
      <text:p text:style-name="P14"><text:s text:c="8"/>add value to list of values</text:p>
      <text:p text:style-name="P14"><text:s text:c="8"/>return average of values</text:p>
      <text:p text:style-name="P14"><text:s text:c="4"/>}</text:p>
      <text:p text:style-name="P14"></text:p>
      <text:p text:style-name="P14"><text:s text:c="4"/>/**</text:p>
      <text:p text:style-name="P14"><text:s text:c="5"/>* Calculates the average of the stored values.</text:p>
      <text:p text:style-name="P14"><text:soft-page-break/><text:s text:c="5"/>*</text:p>
      <text:p text:style-name="P14"><text:s text:c="5"/>* @return the average of the stored values</text:p>
      <text:p text:style-name="P14"><text:s text:c="5"/>*/</text:p>
      <text:p text:style-name="P14"><text:s text:c="4"/>private double average() {</text:p>
      <text:p text:style-name="P14"><text:s text:c="8"/>double sum &lt;- 0</text:p>
      <text:p text:style-name="P14"><text:s text:c="8"/>for each value in list of values</text:p>
      <text:p text:style-name="P14"><text:s text:c="12"/>sum &lt;- sum + value</text:p>
      <text:p text:style-name="P14"></text:p>
      <text:p text:style-name="P14"><text:s text:c="8"/>return sum / size of values list</text:p>
      <text:p text:style-name="P14"><text:s text:c="4"/>}</text:p>
      <text:p text:style-name="P14"></text:p>
      <text:p text:style-name="P14"><text:s text:c="4"/>/**</text:p>
      <text:p text:style-name="P14"><text:s text:c="5"/>* Resets the filter with the given value.</text:p>
      <text:p text:style-name="P14"><text:s text:c="5"/>*</text:p>
      <text:p text:style-name="P14"><text:s text:c="5"/>* @param value - the value to reset the filter with</text:p>
      <text:p text:style-name="P14"><text:s text:c="5"/>*/</text:p>
      <text:p text:style-name="P14"><text:s text:c="4"/>public void reset(double value){</text:p>
      <text:p text:style-name="P14"><text:s text:c="8"/>check that value is not null</text:p>
      <text:p text:style-name="P14"><text:s text:c="8"/>clear values list</text:p>
      <text:p text:style-name="P14"><text:s text:c="8"/>add value to the values list</text:p>
      <text:p text:style-name="P14"><text:s text:c="4"/>}</text:p>
      <text:p text:style-name="P14"/>
      <text:p text:style-name="P16">A FilterCascade is a generic Filter of types A and B that is a cascade of different filters of types A and B which filter a given input value through each filter sequentially and return the filtered output from the cascade as type B. <text:span text:style-name="T8">Filters in the filter cascade can only be reset individually but not as a whole.</text:span></text:p>
      <text:p text:style-name="P16"><text:span text:style-name="T8">The following is pseudo-code for the FilterCascade class:</text:span></text:p>
      <text:p text:style-name="P15"></text:p>
      <text:p text:style-name="P15"><text:s text:c="4"/>// The filters of the filter cascade.</text:p>
      <text:p text:style-name="P15"><text:s text:c="4"/>List&lt;Filter&lt;A, B&gt;&gt; filters</text:p>
      <text:p text:style-name="P15"></text:p>
      <text:p text:style-name="P15"><text:s text:c="4"/>/**</text:p>
      <text:p text:style-name="P15"><text:s text:c="5"/>* Constructs a filter cascade from generically typed filters.</text:p>
      <text:p text:style-name="P15"><text:s text:c="5"/>* @param filters - the filters to build the filter cascade with</text:p>
      <text:p text:style-name="P15"><text:s text:c="5"/>*/</text:p>
      <text:p text:style-name="P15"><text:s text:c="4"/>public FilterCascade(List&lt;Filter&lt;A, B&gt;&gt; filters){</text:p>
      <text:p text:style-name="P15"><text:s text:c="8"/>this.filters &lt;- filters</text:p>
      <text:p text:style-name="P15"><text:s text:c="4"/>}</text:p>
      <text:p text:style-name="P15"></text:p>
      <text:p text:style-name="P15"><text:s text:c="4"/>/**</text:p>
      <text:p text:style-name="P15"><text:s text:c="5"/>* Filters the input value through the filter cascade.</text:p>
      <text:p text:style-name="P15"><text:s text:c="5"/>*</text:p>
      <text:p text:style-name="P15"><text:s text:c="5"/>* @param value - the value to filter</text:p>
      <text:p text:style-name="P15"><text:s text:c="5"/>* @return the filtered value</text:p>
      <text:p text:style-name="P15"><text:s text:c="5"/>*/</text:p>
      <text:p text:style-name="P15"><text:s text:c="4"/>public B filter(A value){</text:p>
      <text:p text:style-name="P15"><text:s text:c="8"/>A output &lt;- value</text:p>
      <text:p text:style-name="P15"></text:p>
      <text:p text:style-name="P15"><text:s text:c="8"/>for each filter filter in list of filters</text:p>
      <text:p text:style-name="P15"><text:s text:c="12"/>output &lt;- filter.filter(output) as type A</text:p>
      <text:p text:style-name="P15"></text:p>
      <text:p text:style-name="P15"><text:s text:c="8"/>return output as type B</text:p>
      <text:p text:style-name="P15"><text:s text:c="4"/>}</text:p>
      <text:p text:style-name="P15"></text:p>
      <text:p text:style-name="P15"><text:s text:c="4"/>/**</text:p>
      <text:p text:style-name="P15"><text:s text:c="5"/>* Resets the selected filter with the given value.</text:p>
      <text:p text:style-name="P15"><text:s text:c="5"/>*</text:p>
      <text:p text:style-name="P15"><text:s text:c="5"/>* @param filter - the filter to reset at the given index</text:p>
      <text:p text:style-name="P15"><text:s text:c="5"/>* @param value - the value to reset the filter with</text:p>
      <text:p text:style-name="P15"><text:soft-page-break/><text:s text:c="5"/>*/</text:p>
      <text:p text:style-name="P15"><text:s text:c="4"/>public void reset(int filter, A value){</text:p>
      <text:p text:style-name="P15"><text:s text:c="8"/>check that filter and value are not null</text:p>
      <text:p text:style-name="P15"><text:s text:c="8"/>check 0 &lt;= <text:span text:style-name="T9">value</text:span> &lt; size of filter list</text:p>
      <text:p text:style-name="P15"><text:s text:c="8"/>reset the filter in the filter list with value</text:p>
      <text:p text:style-name="P15"><text:s text:c="4"/>}</text:p>
      <text:p text:style-name="P15"></text:p>
      <text:p text:style-name="P15"><text:s text:c="4"/>/**</text:p>
      <text:p text:style-name="P15"><text:s text:c="5"/>* Does nothing in this implementation.</text:p>
      <text:p text:style-name="P15"><text:s text:c="5"/>*</text:p>
      <text:p text:style-name="P15"><text:s text:c="5"/>* @param value - the value to reset the filter with</text:p>
      <text:p text:style-name="P15"><text:s text:c="5"/>*/</text:p>
      <text:p text:style-name="P15"><text:s text:c="4"/>public void reset(Comparable value) {</text:p>
      <text:p text:style-name="P15"><text:s text:c="4"/>}</text:p>
      <text:p text:style-name="P15"/>
      <text:p text:style-name="P17">A ScalarLinearFilter is a ScalarFilter that filters input based on a linear equation (y(i) + a(1)y(i-1)+...+a(M)y(i-M) = b(0)x(i)+...+b(N)x(i-N)) which considers <text:span text:style-name="T11">the current iteration of input, </text:span>previous input <text:span text:style-name="T11">values</text:span> <text:span text:style-name="T10">and the current input value</text:span>. The filter can be reset with a given value of type double.</text:p>
      <text:p text:style-name="P18">The following is pseudo-code for the ScalarLinearFilter class:</text:p>
      <text:p text:style-name="P17"></text:p>
      <text:p text:style-name="P17"><text:s text:c="4"/>// The output boundary coefficient for the linear equation.</text:p>
      <text:p text:style-name="P17"><text:s text:c="4"/>int M</text:p>
      <text:p text:style-name="P17"></text:p>
      <text:p text:style-name="P17"><text:s text:c="4"/>// The input boundary coefficient for the linear equation.</text:p>
      <text:p text:style-name="P17"><text:s text:c="4"/>int N</text:p>
      <text:p text:style-name="P17"></text:p>
      <text:p text:style-name="P17"><text:s text:c="4"/>// The current iteration of the filter.</text:p>
      <text:p text:style-name="P17"><text:s text:c="4"/>int i</text:p>
      <text:p text:style-name="P17"></text:p>
      <text:p text:style-name="P17"><text:s text:c="4"/>// The sum of the input.</text:p>
      <text:p text:style-name="P17"><text:s text:c="4"/>double inputSum</text:p>
      <text:p text:style-name="P17"></text:p>
      <text:p text:style-name="P17"><text:s text:c="4"/>// The sum of the output.</text:p>
      <text:p text:style-name="P17"><text:s text:c="4"/>double outputSum</text:p>
      <text:p text:style-name="P17"></text:p>
      <text:p text:style-name="P17"><text:s text:c="4"/>// The output multiplier list.</text:p>
      <text:p text:style-name="P17"><text:s text:c="4"/>List&lt;Double&gt; a</text:p>
      <text:p text:style-name="P17"></text:p>
      <text:p text:style-name="P17"><text:s text:c="4"/>// The input multiplier list.</text:p>
      <text:p text:style-name="P17"><text:s text:c="4"/>List&lt;Double&gt; b</text:p>
      <text:p text:style-name="P17"></text:p>
      <text:p text:style-name="P17"><text:s text:c="4"/>// The previous input list.</text:p>
      <text:p text:style-name="P17"><text:s text:c="4"/>List&lt;Double&gt; x</text:p>
      <text:p text:style-name="P17"></text:p>
      <text:p text:style-name="P17"><text:s text:c="4"/>// The previous output list.</text:p>
      <text:p text:style-name="P17"><text:s text:c="4"/>List&lt;Double&gt; y</text:p>
      <text:p text:style-name="P17"></text:p>
      <text:p text:style-name="P17"><text:s text:c="4"/>/**</text:p>
      <text:p text:style-name="P17"><text:s text:c="5"/>* Constructs a scalar linear filter with boundary coefficients N and M</text:p>
      <text:p text:style-name="P17"><text:s text:c="5"/>* and lists of multipliers a and b for input and output consecutively.</text:p>
      <text:p text:style-name="P17"><text:s text:c="5"/>*</text:p>
      <text:p text:style-name="P17"><text:s text:c="5"/>* @param M - the output boundary coefficient</text:p>
      <text:p text:style-name="P17"><text:s text:c="5"/>* @param N - the input boundary coefficient</text:p>
      <text:p text:style-name="P17"><text:s text:c="5"/>* @param a - the multiplier list for output</text:p>
      <text:p text:style-name="P17"><text:s text:c="5"/>* @param b - the multiplier list for input</text:p>
      <text:p text:style-name="P17"><text:s text:c="5"/>*/</text:p>
      <text:p text:style-name="P17"><text:s text:c="4"/>public ScalarLinearFilter(int M, int N, ArrayList&lt;Double&gt; a, ArrayList&lt;Double&gt;<text:tab/><text:tab/> b){</text:p>
      <text:p text:style-name="P17"><text:soft-page-break/><text:s text:c="8"/>this.M &lt;- M</text:p>
      <text:p text:style-name="P17"><text:s text:c="8"/>this.N &lt;- N</text:p>
      <text:p text:style-name="P17"><text:s text:c="8"/>this.a &lt;- a</text:p>
      <text:p text:style-name="P17"><text:s text:c="8"/>this.b &lt;- b</text:p>
      <text:p text:style-name="P17"><text:s text:c="8"/>this.i &lt;- 0</text:p>
      <text:p text:style-name="P17"><text:s text:c="8"/>this.inputSum &lt;- 0</text:p>
      <text:p text:style-name="P17"><text:s text:c="8"/>this.outputSum &lt;- 0</text:p>
      <text:p text:style-name="P17"><text:s text:c="8"/>x &lt;- new array list initialized with M zeroes</text:p>
      <text:p text:style-name="P17"><text:s text:c="8"/>y &lt;- new array list initialized with N zeroes</text:p>
      <text:p text:style-name="P17"><text:s text:c="4"/>}</text:p>
      <text:p text:style-name="P17"></text:p>
      <text:p text:style-name="P17"><text:s text:c="4"/>/**</text:p>
      <text:p text:style-name="P17"><text:s text:c="5"/>* Filters the input by calculating the output at</text:p>
      <text:p text:style-name="P17"><text:s text:c="5"/>* the current iteration given the linear equation</text:p>
      <text:p text:style-name="P17"><text:s text:c="5"/>* for the scalar linear filter.</text:p>
      <text:p text:style-name="P17"><text:s text:c="5"/>*</text:p>
      <text:p text:style-name="P17"><text:s text:c="5"/>* @param in - the input value to calculate the output in</text:p>
      <text:p text:style-name="P17"><text:s text:c="5"/>* <text:s text:c="10"/>relation to</text:p>
      <text:p text:style-name="P17"><text:s text:c="5"/>* @return the output value y(i) of the linear equation solution</text:p>
      <text:p text:style-name="P17"><text:s text:c="5"/>*/</text:p>
      <text:p text:style-name="P17"><text:s text:c="4"/>@Override</text:p>
      <text:p text:style-name="P17"><text:s text:c="4"/>public double filter(double in) {</text:p>
      <text:p text:style-name="P17"><text:s text:c="8"/>check that in is not null</text:p>
      <text:p text:style-name="P17"><text:s text:c="8"/>add in to x at index i</text:p>
      <text:p text:style-name="P17"><text:s text:c="8"/>double out &lt;- call function sumInput - call function sumOutput</text:p>
      <text:p text:style-name="P17"><text:s text:c="8"/>add out to y at index i</text:p>
      <text:p text:style-name="P17"><text:s text:c="8"/>i &lt;- i + 1</text:p>
      <text:p text:style-name="P17"><text:s text:c="8"/>return out</text:p>
      <text:p text:style-name="P17"><text:s text:c="4"/>}</text:p>
      <text:p text:style-name="P17"></text:p>
      <text:p text:style-name="P17"><text:s text:c="4"/>/**</text:p>
      <text:p text:style-name="P17"><text:s text:c="5"/>* Calculates the right (input) side of the linear equation.</text:p>
      <text:p text:style-name="P17"><text:s text:c="5"/>* Sum of b(n) * x(i-n), where n starts at 0 and ends at N</text:p>
      <text:p text:style-name="P17"><text:s text:c="5"/>* and i is the current iteration of filter input.</text:p>
      <text:p text:style-name="P17"><text:s text:c="5"/>*</text:p>
      <text:p text:style-name="P17"><text:s text:c="5"/>* @return the sum of the input side of the linear equation</text:p>
      <text:p text:style-name="P17"><text:s text:c="5"/>*/</text:p>
      <text:p text:style-name="P17"><text:s text:c="4"/>private double sumInput() {</text:p>
      <text:p text:style-name="P17"><text:s text:c="8"/>check that b and x are not empty</text:p>
      <text:p text:style-name="P17"><text:s text:c="8"/>check that b has n elements</text:p>
      <text:p text:style-name="P17"></text:p>
      <text:p text:style-name="P17"><text:s text:c="8"/>double sum &lt;- 0</text:p>
      <text:p text:style-name="P17"><text:s text:c="8"/>label IN_SUM_LOOP:</text:p>
      <text:p text:style-name="P17"><text:s text:c="8"/>for n &lt;- 0 to N do</text:p>
      <text:p text:style-name="P17"><text:s text:c="12"/>//sum = sum + b(n) * x(i-n)</text:p>
      <text:p text:style-name="P17"><text:s text:c="12"/>if i - n &gt;= 0</text:p>
      <text:p text:style-name="P17"><text:s text:c="16"/>sum &lt;- sum + value of b at index n * value of x at index i - n</text:p>
      <text:p text:style-name="P17"><text:s text:c="12"/>else</text:p>
      <text:p text:style-name="P17"><text:s text:c="16"/>//will only add zeroes to sum, so break</text:p>
      <text:p text:style-name="P17"><text:s text:c="16"/>break from IN_SUM_LOOP</text:p>
      <text:p text:style-name="P17"></text:p>
      <text:p text:style-name="P17"><text:s text:c="8"/>return sum + inputSum</text:p>
      <text:p text:style-name="P17"><text:s text:c="4"/>}</text:p>
      <text:p text:style-name="P17"></text:p>
      <text:p text:style-name="P17"><text:s text:c="4"/>/**</text:p>
      <text:p text:style-name="P17"><text:s text:c="5"/>* Calculates the left (output) side of the linear equation without adding the</text:p>
      <text:p text:style-name="P17"><text:s text:c="5"/>* output, y(i), of the current iteration i.</text:p>
      <text:p text:style-name="P17"><text:s text:c="5"/>* Sum of a(m) * y(i-m), where m starts at 1 and ends at M.</text:p>
      <text:p text:style-name="P17"><text:s text:c="5"/>*</text:p>
      <text:p text:style-name="P17"><text:soft-page-break/><text:s text:c="5"/>* @return the left side of the linear equation without the output included</text:p>
      <text:p text:style-name="P17"><text:s text:c="5"/>*/</text:p>
      <text:p text:style-name="P17"><text:s text:c="4"/>private double sumOutput() {</text:p>
      <text:p text:style-name="P17"><text:s text:c="8"/>check that a and y are not empty</text:p>
      <text:p text:style-name="P17"><text:s text:c="8"/>check that a has m elements</text:p>
      <text:p text:style-name="P17"></text:p>
      <text:p text:style-name="P17"><text:s text:c="8"/>double sum &lt;- 0</text:p>
      <text:p text:style-name="P17"><text:s text:c="8"/>label OUT_SUM_LOOP:</text:p>
      <text:p text:style-name="P17"><text:s text:c="8"/>for m &lt;- 1 to M do</text:p>
      <text:p text:style-name="P17"><text:s text:c="12"/>//sum = sum + a(m) * y(i-m)</text:p>
      <text:p text:style-name="P17"><text:s text:c="12"/>if i - m &gt;= 0</text:p>
      <text:p text:style-name="P17"><text:s text:c="16"/>sum &lt;- sum + value of a at index m * value of y at index i - m</text:p>
      <text:p text:style-name="P17"><text:s text:c="12"/>else</text:p>
      <text:p text:style-name="P17"><text:s text:c="16"/>//will only add zeroes to sum, so break</text:p>
      <text:p text:style-name="P17"><text:s text:c="16"/>break from OUT_SUM_LOOP</text:p>
      <text:p text:style-name="P17"></text:p>
      <text:p text:style-name="P17"><text:s text:c="8"/>return sum + outputSum</text:p>
      <text:p text:style-name="P17"><text:s text:c="4"/>}</text:p>
      <text:p text:style-name="P17"></text:p>
      <text:p text:style-name="P17"><text:s text:c="4"/>/**</text:p>
      <text:p text:style-name="P17"><text:s text:c="5"/>* Resets the filter with the given value r.</text:p>
      <text:p text:style-name="P17"><text:s text:c="5"/>* Sets the record of previous input value to r.</text:p>
      <text:p text:style-name="P17"><text:s text:c="5"/>* Sets the record of previous output value to</text:p>
      <text:p text:style-name="P17"><text:s text:c="5"/>* r(sum of b(0)-b(N)) / (1 + sum of a(1) - a(M)).</text:p>
      <text:p text:style-name="P17"><text:s text:c="5"/>*</text:p>
      <text:p text:style-name="P17"><text:s text:c="5"/>* @param r - the value to reset the filter with</text:p>
      <text:p text:style-name="P17"><text:s text:c="5"/>*/</text:p>
      <text:p text:style-name="P17"><text:s text:c="4"/>@Override</text:p>
      <text:p text:style-name="P17"><text:s text:c="4"/>public void reset(double r) {</text:p>
      <text:p text:style-name="P17"><text:s text:c="8"/>double dividend &lt;- 0</text:p>
      <text:p text:style-name="P17"><text:s text:c="8"/>double quotient &lt;- 1</text:p>
      <text:p text:style-name="P17"><text:s text:c="8"/>for n &lt;- 0 to N do</text:p>
      <text:p text:style-name="P17"><text:s text:c="12"/>dividend &lt;- dividend + value of b at index n</text:p>
      <text:p text:style-name="P17"></text:p>
      <text:p text:style-name="P17"><text:s text:c="8"/>for n &lt;- 1 to M do</text:p>
      <text:p text:style-name="P17"><text:s text:c="12"/>quotient &lt;- quotient + value of a at index m</text:p>
      <text:p text:style-name="P17"></text:p>
      <text:p text:style-name="P17"><text:s text:c="8"/>i &lt;- 0</text:p>
      <text:p text:style-name="P17"><text:s text:c="8"/>inputSum &lt;- r</text:p>
      <text:p text:style-name="P17"><text:s text:c="8"/>dividend &lt;- r * dividend</text:p>
      <text:p text:style-name="P17"><text:s text:c="8"/>outputSum &lt;- dividend / quotient</text:p>
      <text:p text:style-name="P17"><text:s text:c="4"/>}</text:p>
      <text:p text:style-name="P17"></text:p>
      <text:p text:style-name="P17"><text:s text:c="4"/>/**</text:p>
      <text:p text:style-name="P17"><text:s text:c="5"/>* Gets the input boundary coefficient.</text:p>
      <text:p text:style-name="P17"><text:s text:c="5"/>*</text:p>
      <text:p text:style-name="P17"><text:s text:c="5"/>* @return the input boundary coefficient</text:p>
      <text:p text:style-name="P17"><text:s text:c="5"/>*/</text:p>
      <text:p text:style-name="P17"><text:s text:c="4"/>public int getN() {</text:p>
      <text:p text:style-name="P17"><text:s text:c="8"/>return N</text:p>
      <text:p text:style-name="P17"><text:s text:c="4"/>}</text:p>
      <text:p text:style-name="P17"></text:p>
      <text:p text:style-name="P17"><text:s text:c="4"/>/**</text:p>
      <text:p text:style-name="P17"><text:s text:c="5"/>* Gets the list of input multipliers.</text:p>
      <text:p text:style-name="P17"><text:s text:c="5"/>*</text:p>
      <text:p text:style-name="P17"><text:s text:c="5"/>* @return the list of input multipliers</text:p>
      <text:p text:style-name="P17"><text:s text:c="5"/>*/</text:p>
      <text:p text:style-name="P17"><text:s text:c="4"/>public List&lt;Double&gt; getB() {</text:p>
      <text:p text:style-name="P17"><text:s text:c="8"/>return b</text:p>
      <text:p text:style-name="P17"><text:soft-page-break/><text:s text:c="4"/>}</text:p>
      <text:p text:style-name="P17"/>
      <text:p text:style-name="P19">A FIRFilter is a ScalarLinearFilter with a(0,1) and M initialized to 0. Summation of the output portion of the linear equation of a scalar linear filter is ignored</text:p>
      <text:p text:style-name="P19">in a FIR Filter. <text:span text:style-name="T12">The following is pseudo-code for the FIRFilter class:</text:span></text:p>
      <text:p text:style-name="P19"></text:p>
      <text:p text:style-name="P19"><text:s text:c="4"/>/**</text:p>
      <text:p text:style-name="P19"><text:s text:c="5"/>* Constructs a scalar linear filter with input boundary coefficient N</text:p>
      <text:p text:style-name="P19"><text:s text:c="5"/>* and list of multipliers b for input.</text:p>
      <text:p text:style-name="P19"><text:s text:c="5"/>* The list of multipliers for the output, a, are all initialized to 0.</text:p>
      <text:p text:style-name="P19"><text:s text:c="5"/>* The boundary coefficient for the output, M, is set to 0 since summation</text:p>
      <text:p text:style-name="P19"><text:s text:c="5"/>* of output does not take place in a FIR filter.</text:p>
      <text:p text:style-name="P19"><text:s text:c="5"/>*</text:p>
      <text:p text:style-name="P19"><text:s text:c="5"/>* @param N - the input boundary coefficient</text:p>
      <text:p text:style-name="P19"><text:s text:c="5"/>* @param b - the multiplier list for input</text:p>
      <text:p text:style-name="P19"><text:s text:c="5"/>*/</text:p>
      <text:p text:style-name="P19"><text:s text:c="4"/>public FIRFilter(int N, ArrayList&lt;Double&gt; b) {</text:p>
      <text:p text:style-name="P19"><text:s text:c="8"/>call parent's constructor with M &lt;- 0, N &lt;- N, a &lt;- an array list with two<text:tab/><text:tab/> <text:s/>zeroes, b &lt;- b</text:p>
      <text:p text:style-name="P19"><text:s text:c="4"/>}</text:p>
      <text:p text:style-name="P19"/>
      <text:p text:style-name="P20">A GainFilter is a FIRFilter that multiplies only the input by a constant factor,</text:p>
      <text:p text:style-name="P20">b(0), to get the filtered output.</text:p>
      <text:p text:style-name="P20"></text:p>
      <text:p text:style-name="P20"><text:s text:c="4"/>/**</text:p>
      <text:p text:style-name="P20"><text:s text:c="5"/>* Constructs a FIR Filter with input coefficient as 0</text:p>
      <text:p text:style-name="P20"><text:s text:c="5"/>* and b(0) as the gain factor, the only factor in the list.</text:p>
      <text:p text:style-name="P20"><text:s text:c="5"/>*</text:p>
      <text:p text:style-name="P20"><text:s text:c="5"/>* @param b - the gain factor of the filter</text:p>
      <text:p text:style-name="P20"><text:s text:c="5"/>*/</text:p>
      <text:p text:style-name="P20"><text:s text:c="4"/>public GainFilter(double b) {</text:p>
      <text:p text:style-name="P20"><text:s text:c="8"/>call parent's constructor with N &lt;- 0, b &lt;- b as an array list</text:p>
      <text:p text:style-name="P20"><text:s text:c="4"/>}</text:p>
      <text:p text:style-name="P20"/>
      <text:p text:style-name="P21">A Binomial Filter is a FIR Filter where b(i) &lt;- (nCi), where i is the current</text:p>
      <text:p text:style-name="P21">iteration of the input.</text:p>
      <text:p text:style-name="P21"></text:p>
      <text:p text:style-name="P21"><text:s text:c="4"/>/**</text:p>
      <text:p text:style-name="P21"><text:s text:c="5"/>* Constructs a scalar linear filter with input boundary coefficient N</text:p>
      <text:p text:style-name="P21"><text:s text:c="5"/>* and list of multipliers b for input.</text:p>
      <text:p text:style-name="P21"><text:s text:c="5"/>* The list of multipliers for the output, a, are all initialized to 0.</text:p>
      <text:p text:style-name="P21"><text:s text:c="5"/>* The boundary coefficient for the output, M, is set to 0 since summation</text:p>
      <text:p text:style-name="P21"><text:s text:c="5"/>* of output does not take place in a FIR filter.</text:p>
      <text:p text:style-name="P21"><text:s text:c="5"/>*</text:p>
      <text:p text:style-name="P21"><text:s text:c="5"/>* @param N - the input boundary coefficient</text:p>
      <text:p text:style-name="P21"><text:s text:c="5"/>* @param b - the multiplier list for input</text:p>
      <text:p text:style-name="P21"><text:s text:c="5"/>*/</text:p>
      <text:p text:style-name="P21"><text:s text:c="4"/>public BinomialFilter(int N, ArrayList&lt;Double&gt; b) {</text:p>
      <text:p text:style-name="P21"><text:s text:c="8"/>call parent's constructor with N &lt;- N, b &lt;- b</text:p>
      <text:p text:style-name="P21"><text:s text:c="8"/>call procedure setBinomials</text:p>
      <text:p text:style-name="P21"><text:s text:c="4"/>}</text:p>
      <text:p text:style-name="P21"></text:p>
      <text:p text:style-name="P21"><text:s text:c="4"/>/**</text:p>
      <text:p text:style-name="P21"><text:s text:c="5"/>* Sets b(i) to N choose i for each b in the list of</text:p>
      <text:p text:style-name="P21"><text:s text:c="5"/>* input multipliers where i ranges from 0 to N.</text:p>
      <text:p text:style-name="P21"><text:s text:c="5"/>*/</text:p>
      <text:p text:style-name="P21"><text:s text:c="4"/>private void setBinomials(){</text:p>
      <text:p text:style-name="P21"><text:s text:c="8"/>for i &lt;- 0 to N</text:p>
      <text:p text:style-name="P21"><text:s text:c="12"/>double b &lt;- call function fact with N / call function fact with i * <text:soft-page-break/>call function fact with N - i</text:p>
      <text:p text:style-name="P21"><text:s text:c="12"/>set value of list B at index i to value b</text:p>
      <text:p text:style-name="P21"><text:s text:c="8"/>}</text:p>
      <text:p text:style-name="P21"><text:s text:c="4"/>}</text:p>
      <text:p text:style-name="P21"></text:p>
      <text:p text:style-name="P21"><text:s text:c="4"/>/**</text:p>
      <text:p text:style-name="P21"><text:s text:c="5"/>* Calculates the factorial of the input number.</text:p>
      <text:p text:style-name="P21"><text:s text:c="5"/>*</text:p>
      <text:p text:style-name="P21"><text:s text:c="5"/>* @param n - the number to get the factorial of</text:p>
      <text:p text:style-name="P21"><text:s text:c="5"/>* @return the factorial of n</text:p>
      <text:p text:style-name="P21"><text:s text:c="5"/>*/</text:p>
      <text:p text:style-name="P21"><text:s text:c="4"/>private int fact(int n){</text:p>
      <text:p text:style-name="P21"><text:s text:c="8"/>if n = 0</text:p>
      <text:p text:style-name="P21"><text:s text:c="12"/>return 1</text:p>
      <text:p text:style-name="P21"></text:p>
      <text:p text:style-name="P21"><text:s text:c="8"/>return n * call fact with n - 1</text:p>
      <text:p text:style-name="P21"><text:s text:c="4"/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12:57:35.654022298</dc:date>
    <meta:generator>LibreOffice/4.2.6.3$Linux_X86_64 LibreOffice_project/420m0$Build-3</meta:generator>
    <meta:editing-duration>PT56M6S</meta:editing-duration>
    <meta:editing-cycles>48</meta:editing-cycles>
    <meta:document-statistic meta:table-count="0" meta:image-count="0" meta:object-count="0" meta:page-count="12" meta:paragraph-count="631" meta:word-count="3149" meta:character-count="19371" meta:non-whitespace-character-count="13134"/>
  </office:meta>
</office:document-meta>
</file>